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application/binary" manifest:full-path="layout-cache"/>
  <manifest:file-entry manifest:media-type="image/jpeg" manifest:full-path="Pictures/10000000000000C6000000632255AEEC.jpg"/>
  <manifest:file-entry manifest:media-type="text/xml" manifest:full-path="Object 4/content.xml"/>
  <manifest:file-entry manifest:media-type="text/xml" manifest:full-path="Object 4/settings.xml"/>
  <manifest:file-entry manifest:media-type="text/xml" manifest:full-path="Object 4/styles.xml"/>
  <manifest:file-entry manifest:media-type="application/vnd.oasis.opendocument.graphics" manifest:version="1.2" manifest:full-path="Object 4/"/>
  <manifest:file-entry manifest:media-type="text/xml" manifest:full-path="settings.xml"/>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vnd.oasis.opendocument.graphics" manifest:version="1.2"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1.575in" style:rel-column-width="14905*"/>
    </style:style>
    <style:style style:name="Table1.B" style:family="table-column">
      <style:table-column-properties style:column-width="5.35in" style:rel-column-width="5063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data-style-name="N84">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font-weight="bold" style:font-weight-asian="bold" style:font-weight-complex="bold"/>
    </style:style>
    <style:style style:name="P2" style:family="paragraph" style:parent-style-name="Footer">
      <style:paragraph-properties fo:text-align="center" style:justify-single-word="false"/>
      <style:text-properties fo:font-size="8pt" style:font-size-asian="8pt" style:font-size-complex="8pt"/>
    </style:style>
    <style:style style:name="P3" style:family="paragraph" style:parent-style-name="Text_20_body">
      <style:paragraph-properties fo:margin-left="0.4925in" fo:margin-right="0in" fo:text-indent="0in" style:auto-text-indent="false"/>
    </style:style>
    <style:style style:name="P4" style:family="paragraph" style:parent-style-name="Text_20_body">
      <style:paragraph-properties fo:margin-left="0in" fo:margin-right="0in" fo:text-indent="0in" style:auto-text-indent="false"/>
    </style:style>
    <style:style style:name="P5" style:family="paragraph" style:parent-style-name="Text_20_body">
      <style:paragraph-properties fo:margin-left="0in" fo:margin-right="0in" fo:text-indent="0in" style:auto-text-indent="false"/>
      <style:text-properties fo:font-style="italic" style:font-style-asian="italic" style:font-style-complex="italic"/>
    </style:style>
    <style:style style:name="P6" style:family="paragraph" style:parent-style-name="Text_20_body" style:list-style-name="L1"/>
    <style:style style:name="P7" style:family="paragraph" style:parent-style-name="Text_20_body" style:list-style-name="L1">
      <style:text-properties fo:font-style="italic" style:font-style-asian="italic" style:font-style-complex="italic"/>
    </style:style>
    <style:style style:name="P8" style:family="paragraph" style:parent-style-name="Text_20_body" style:list-style-name="L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style:text-position="super 58%"/>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URPOSE</text:h>
      <text:p text:style-name="P3">To provide instructions for the construction of PN 20000001 (IND,AIRCRAFT WIRELESS,830UH).</text:p>
      <text:h text:style-name="Heading_20_1" text:outline-level="1">SCOPE</text:h>
      <text:p text:style-name="P3">This work instruction shall be used for the referenced part number only. This document is not acceptable for providing to a 3<text:span text:style-name="T3">rd</text:span>-party contract assembler.</text:p>
      <text:h text:style-name="Heading_20_1" text:outline-level="1">Required Equipment</text:h>
      <table:table table:name="Table4" table:style-name="Table4">
        <table:table-column table:style-name="Table4.A"/>
        <table:table-column table:style-name="Table4.B"/>
        <table:table-header-rows>
          <table:table-row>
            <table:table-cell table:style-name="Table4.A1" office:value-type="string">
              <text:p text:style-name="P4">Vice</text:p>
            </table:table-cell>
            <table:table-cell table:style-name="Table4.B1" office:value-type="string">
              <text:p text:style-name="P4">Bench-type vice having copper jaw pads.</text:p>
            </table:table-cell>
          </table:table-row>
        </table:table-header-rows>
        <table:table-row>
          <table:table-cell table:style-name="Table4.A2" office:value-type="string">
            <text:p text:style-name="P4">Hacksaw</text:p>
          </table:table-cell>
          <table:table-cell table:style-name="Table4.B2" office:value-type="string">
            <text:p text:style-name="P4">Typical hand hacksaw with sharp blade.</text:p>
            <text:p text:style-name="P5">It may be possible to use a hand power-rotating tool with a cutoff blade (e.g., Dremel-type tool), but this is outside the scope of this document. </text:p>
          </table:table-cell>
        </table:table-row>
      </table:table>
      <text:h text:style-name="Heading_20_1" text:outline-level="1">HEALTH AND SAFETY</text:h>
      <text:p text:style-name="P3">Safety glasses must be worn as the ferrite rod can shatter if dropped or mishandled.</text:p>
      <text:h text:style-name="Heading_20_1" text:outline-level="1">DEFINITIONS</text:h>
      <table:table table:name="Table2" table:style-name="Table2">
        <table:table-column table:style-name="Table2.A"/>
        <table:table-column table:style-name="Table2.B"/>
        <table:table-header-rows>
          <table:table-row>
            <table:table-cell table:style-name="Table2.A1" office:value-type="string">
              <text:p text:style-name="P4">Ferrite</text:p>
            </table:table-cell>
            <table:table-cell table:style-name="Table2.B1" office:value-type="string">
              <text:p text:style-name="P4">A powdered, compressed and sintered magnetic material having high resistivity. The high resistance makes eddy current losses low at high frequencies.</text:p>
            </table:table-cell>
          </table:table-row>
        </table:table-header-rows>
        <table:table-row>
          <table:table-cell table:style-name="Table2.A2" office:value-type="string">
            <text:p text:style-name="P4">VOM</text:p>
          </table:table-cell>
          <table:table-cell table:style-name="Table2.B2" office:value-type="string">
            <text:p text:style-name="P4">Volt-Ohm-Meter</text:p>
          </table:table-cell>
        </table:table-row>
      </table:table>
      <text:h text:style-name="Heading_20_1" text:outline-level="1">ASSOCIATED DOCUMENTATION</text:h>
      <text:p text:style-name="P3">There is no associated documentation.</text:p>
      <text:h text:style-name="Heading_20_1" text:outline-level="1"><text:soft-page-break/>RESPONSIBILITY/AUTHORITY</text:h>
      <text:p text:style-name="P3">The assembler is responsible correct assembly of devices according to this work instruction.</text:p>
      <text:h text:style-name="Heading_20_1" text:outline-level="1">PROCEDURE</text:h>
      <text:list xml:id="list3776092094781541649" text:style-name="L1">
        <text:list-item>
          <text:p text:style-name="P6">Refer to the Bill of Materials and pick the assembly kit. If there are cores already cut to length in the ferrite bin you may use them, otherwise first cut sufficient cores for the build.</text:p>
          <text:list>
            <text:list-item>
              <text:p text:style-name="P6">Mark the ferrite rod into 35mm divisions using an HB pencil.</text:p>
            </text:list-item>
            <text:list-item>
              <text:p text:style-name="P8">Gently clamp the ferrite rod in a bench vice in such a way that it is possible to cut along a division mark.</text:p>
              <text:p text:style-name="P7">The bench vice must have copper jaw cushions in place. Be careful to only tighten the vice enough to hold the rod (the rod will shatter if clamped too tight).</text:p>
            </text:list-item>
            <text:list-item>
              <text:p text:style-name="P6">Cut along a division mark using a hacksaw and sharp blade.</text:p>
            </text:list-item>
            <text:list-item>
              <text:p text:style-name="P6">Check that the length is 3.5mm +/- 3mm. </text:p>
            </text:list-item>
          </text:list>
        </text:list-item>
        <text:list-item>
          <text:p text:style-name="P6">Remove 10mm of insulating varnish from one end of the wire using sandpaper.</text:p>
        </text:list-item>
        <text:list-item>
          <text:p text:style-name="P6">Lay the wire across one end of the rod with 80 mm of loose wire extending away from the ferrite rod. Refer to <text:sequence-ref text:reference-format="category-and-value" text:ref-name="refIllustration0">Illustration 1</text:sequence-ref>.</text:p>
        </text:list-item>
      </text:list>
      <text:p text:style-name="Text_20_body"/>
      <text:p text:style-name="Text_20_body"><draw:frame draw:style-name="fr1" draw:name="Frame1" text:anchor-type="paragraph" svg:width="3.5083in" draw:z-index="6"><draw:text-box fo:min-height="2.8453in"><text:p text:style-name="Illustration"><draw:frame draw:style-name="fr3" draw:name="Object1" text:anchor-type="paragraph" svg:x="0.0016in" svg:y="0.0008in" svg:width="3.5083in" style:rel-width="100%" svg:height="2.8453in" style:rel-height="scale" draw:z-index="7"><draw:object xlink:href="./Object 1"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Strip and lay wire across ferrite</text:p></draw:text-box></draw:frame></text:p>
      <text:list xml:id="list39647035" text:continue-numbering="true" text:style-name="L1">
        <text:list-item>
          <text:p text:style-name="P6"><text:soft-page-break/>Apply 2 wraps of insulating tape over the end of the rod and wire to hold the wire in place. Refer to <text:sequence-ref text:reference-format="category-and-value" text:ref-name="refIllustration1">Illustration 2</text:sequence-ref>.</text:p>
        </text:list-item>
      </text:list>
      <text:p text:style-name="Text_20_body"/>
      <text:p text:style-name="Text_20_body"><draw:frame draw:style-name="fr1" draw:name="Frame2" text:anchor-type="paragraph" svg:width="2.9181in" draw:z-index="8"><draw:text-box fo:min-height="2.289in"><text:p text:style-name="Illustration"><draw:frame draw:style-name="fr3" draw:name="Object2" text:anchor-type="paragraph" svg:x="0.0016in" svg:y="0.0008in" svg:width="2.9181in" style:rel-width="100%" svg:height="2.289in" style:rel-height="scale" draw:z-index="9"><draw:object xlink:href="./Object 2" xlink:type="simple" xlink:show="embed" xlink:actuate="onLoad"/><draw:image xlink:href="./ObjectReplacements/Object 2" xlink:type="simple" xlink:show="embed" xlink:actuate="onLoad"/></draw:frame>Illustration <text:sequence text:ref-name="refIllustration1" text:name="Illustration" text:formula="ooow:Illustration+1" style:num-format="1">2</text:sequence>: Fix first end of wire in place</text:p></draw:text-box></draw:frame></text:p>
      <text:list xml:id="list39671061" text:continue-numbering="true" text:style-name="L1">
        <text:list-item>
          <text:p text:style-name="P6">Wrap 416 turns of wire around the ferrite rod. Continually push the turns together as you add each wrap - there must be no gaps or over-wraps. Refer to <text:sequence-ref text:reference-format="category-and-value" text:ref-name="refIllustration2">Illustration 3</text:sequence-ref>.</text:p>
        </text:list-item>
      </text:list>
      <text:p text:style-name="Text_20_body"/>
      <text:p text:style-name="Text_20_body"/>
      <text:p text:style-name="Text_20_body"><draw:frame draw:style-name="fr1" draw:name="Frame3" text:anchor-type="paragraph" svg:width="2.1311in" draw:z-index="10"><draw:text-box fo:min-height="2.6327in"><text:p text:style-name="Illustration"><draw:frame draw:style-name="fr3" draw:name="Object3" text:anchor-type="paragraph" svg:x="0.0016in" svg:y="0.0008in" svg:width="2.1311in" style:rel-width="100%" svg:height="2.6327in" style:rel-height="scale" draw:z-index="11"><draw:object xlink:href="./Object 3" xlink:type="simple" xlink:show="embed" xlink:actuate="onLoad"/><draw:image xlink:href="./ObjectReplacements/Object 3" xlink:type="simple" xlink:show="embed" xlink:actuate="onLoad"/></draw:frame>Illustration <text:sequence text:ref-name="refIllustration2" text:name="Illustration" text:formula="ooow:Illustration+1" style:num-format="1">3</text:sequence>: Wrap wire on ferrite</text:p></draw:text-box></draw:frame><text:soft-page-break/></text:p>
      <text:list xml:id="list39649335" text:continue-numbering="true" text:style-name="L1">
        <text:list-item>
          <text:p text:style-name="P6">Cut the wire leaving approximately 80 mm of loose wire extending away from the ferrite rod. <text:s/>Refer to <text:sequence-ref text:reference-format="category-and-value" text:ref-name="refIllustration3">Illustration 4</text:sequence-ref>.</text:p>
        </text:list-item>
      </text:list>
      <text:p text:style-name="Text_20_body"/>
      <text:p text:style-name="Text_20_body"><draw:frame draw:style-name="fr1" draw:name="Frame4" text:anchor-type="paragraph" svg:width="2.4854in" draw:z-index="12"><draw:text-box fo:min-height="3.1634in"><text:p text:style-name="Illustration"><draw:frame draw:style-name="fr3" draw:name="Object4" text:anchor-type="paragraph" svg:x="0.0016in" svg:y="0.0008in" svg:width="2.4854in" style:rel-width="100%" svg:height="3.1634in" style:rel-height="scale" draw:z-index="13"><draw:object xlink:href="./Object 4" xlink:type="simple" xlink:show="embed" xlink:actuate="onLoad"/><draw:image xlink:href="./ObjectReplacements/Object 4" xlink:type="simple" xlink:show="embed" xlink:actuate="onLoad"/></draw:frame>Illustration <text:sequence text:ref-name="refIllustration3" text:name="Illustration" text:formula="ooow:Illustration+1" style:num-format="1">4</text:sequence>: Cut wire</text:p></draw:text-box></draw:frame></text:p>
      <text:list xml:id="list39676789" text:continue-numbering="true" text:style-name="L1">
        <text:list-item>
          <text:p text:style-name="P6"><text:soft-page-break/>Apply 2 wraps of insulating tape over the end of the rod and wire to hold the wire in place. Refer to <text:sequence-ref text:reference-format="category-and-value" text:ref-name="refIllustration3">Illustration 4</text:sequence-ref>.</text:p>
        </text:list-item>
        <text:list-item>
          <text:p text:style-name="P6">Remove 10mm of insulating varnish from one end of the wire using sandpaper. Refer to <text:sequence-ref text:reference-format="category-and-value" text:ref-name="refIllustration3">Illustration 4</text:sequence-ref>.</text:p>
        </text:list-item>
        <text:list-item>
          <text:p text:style-name="P6">Measure the resistance of the coil using a digital VOM set to the 200 Ohm range (or equivalent). The coil resistance must be between 22 Ohms and 25 Ohms. If it is within the acceptable range, mark the “bottom” of the ferrite rod with yellow paint.</text:p>
        </text:list-item>
      </text:list>
      <text:p text:style-name="Text_20_body"/>
      <text:p text:style-name="Text_20_body"><draw:frame draw:style-name="fr1" draw:name="Frame5" text:anchor-type="paragraph" svg:width="2.2583in" draw:z-index="14"><draw:text-box fo:min-height="2.5929in"><text:p text:style-name="Illustration"><draw:frame draw:style-name="fr3" draw:name="Object5" text:anchor-type="paragraph" svg:x="0.0016in" svg:y="0.0008in" svg:width="2.2583in" style:rel-width="100%" svg:height="2.5929in" style:rel-height="scale" draw:z-index="15"><draw:object xlink:href="./Object 5" xlink:type="simple" xlink:show="embed" xlink:actuate="onLoad"/><draw:image xlink:href="./ObjectReplacements/Object 5" xlink:type="simple" xlink:show="embed" xlink:actuate="onLoad"/></draw:frame>Illustration <text:sequence text:ref-name="refIllustration4" text:name="Illustration" text:formula="ooow:Illustration+1" style:num-format="1">5</text:sequence>: Paint end yellow after passing Resistance test</text:p></draw:text-box></draw:frame></text:p>
      <text:list xml:id="list39646147" text:continue-numbering="true" text:style-name="L1">
        <text:list-item>
          <text:p text:style-name="P6">Deliver coils that pass the resistance test to the Incoming Inspection Clerk (if a coil does not pass the resistance test, remove the wire from coil and re-wind it using new wire).</text:p>
        </text:list-item>
      </text:list>
      <text:h text:style-name="Heading_20_1" text:outline-level="1">RECORDS RETENTION</text:h>
      <text:p text:style-name="P3">No records are required.</text:p>
      <text:h text:style-name="Heading_20_1" text:outline-level="1">ATTACHMENTS</text:h>
      <text:p text:style-name="P3">No attachments.</text:p>
      <text:h text:style-name="Heading_20_1" text:outline-level="1"><text:soft-page-break/>REVISION HISTORY</text:h>
      <table:table table:name="Table1" table:style-name="Table1">
        <table:table-column table:style-name="Table1.A"/>
        <table:table-column table:style-name="Table1.B"/>
        <table:table-header-rows>
          <table:table-row>
            <table:table-cell table:style-name="Table1.A1" office:value-type="string">
              <text:p text:style-name="Standard">Date</text:p>
            </table:table-cell>
            <table:table-cell table:style-name="Table1.B1" office:value-type="string">
              <text:p text:style-name="Standard">Who, Why</text:p>
            </table:table-cell>
          </table:table-row>
        </table:table-header-rows>
        <table:table-row>
          <table:table-cell table:style-name="Table1.A2" office:value-type="date" office:date-value="2013-01-01">
            <text:p text:style-name="Standard">2013-01-01</text:p>
          </table:table-cell>
          <table:table-cell table:style-name="Table1.B2" office:value-type="string">
            <text:p text:style-name="Standard">Hank Baldwin, Creatio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 style:family="table">
      <style:table-properties style:width="6.925in" table:align="margins"/>
    </style:style>
    <style:style style:name="Table3.A" style:family="table-column">
      <style:table-column-properties style:column-width="2.3083in" style:rel-column-width="21845*"/>
    </style:style>
    <style:style style:name="Table3.1" style:family="table-row">
      <style:table-row-properties style:min-row-height="0.0042in"/>
    </style:style>
    <style:style style:name="Table3.A1" style:family="table-cell">
      <style:table-cell-properties fo:padding="0.0382in" fo:border-left="0.0007in solid #000000" fo:border-right="none" fo:border-top="0.0007in solid #000000" fo:border-bottom="none"/>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0.0007in solid #000000" fo:border-top="none" fo:border-bottom="none"/>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MP1" style:family="paragraph" style:parent-style-name="Header">
      <style:text-properties fo:font-weight="bold" style:font-weight-asian="bold" style:font-weight-complex="bold"/>
    </style:style>
    <style:style style:name="MP2" style:family="paragraph" style:parent-style-name="Footer">
      <style:paragraph-properties fo:text-align="center" style:justify-single-word="false"/>
      <style:text-properties fo:font-size="8pt" style:font-size-asian="8pt" style:font-size-complex="8pt"/>
    </style:style>
    <style:style style:name="MT1" style:family="text">
      <style:text-properties fo:font-size="10pt" style:font-size-asian="10pt" style:font-size-complex="10pt"/>
    </style:style>
    <style:style style:name="MT2" style:family="text">
      <style:text-properties fo:font-weight="bold" style:font-weight-asian="bold" style:font-weight-complex="bold"/>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able:table table:name="Table3" table:style-name="Table3">
          <table:table-column table:style-name="Table3.A" table:number-columns-repeated="3"/>
          <table:table-row table:style-name="Table3.1">
            <table:table-cell table:style-name="Table3.A1" office:value-type="string">
              <text:p text:style-name="Table_20_Contents"><draw:frame draw:style-name="Mfr1" draw:name="graphics2" text:anchor-type="as-char" svg:width="0.7618in" svg:height="0.3811in" draw:z-index="5"><draw:image xlink:href="Pictures/10000000000000C6000000632255AEEC.jpg" xlink:type="simple" xlink:show="embed" xlink:actuate="onLoad"/></draw:frame> <text:span text:style-name="MT1">Swift Construction Co.</text:span></text:p>
            </table:table-cell>
            <table:table-cell table:style-name="Table3.B1" table:number-columns-spanned="2" office:value-type="string">
              <text:p text:style-name="Table_20_Contents"><text:span text:style-name="MT2">Title:</text:span> AIRCRAFT WIRELESS COIL ASSEMBLY</text:p>
            </table:table-cell>
            <table:covered-table-cell/>
          </table:table-row>
          <table:table-row>
            <table:table-cell table:style-name="Table3.A2" office:value-type="string">
              <text:p text:style-name="MP1">WORK INSTRUCTION</text:p>
            </table:table-cell>
            <table:table-cell table:style-name="Table3.B2" office:value-type="string">
              <text:p text:style-name="Table_20_Contents"><text:span text:style-name="MT2">Doc. #</text:span> 20000001_WI</text:p>
            </table:table-cell>
            <table:table-cell table:style-name="Table3.C2" office:value-type="string">
              <text:p text:style-name="Table_20_Contents"><text:span text:style-name="MT2">Rev. </text:span>0</text:p>
            </table:table-cell>
          </table:table-row>
          <table:table-row>
            <table:table-cell table:style-name="Table3.B2" office:value-type="string">
              <text:p text:style-name="Table_20_Contents"/>
            </table:table-cell>
            <table:table-cell table:style-name="Table3.B2" office:value-type="string">
              <text:p text:style-name="Table_20_Contents"><text:span text:style-name="MT2">Date:</text:span> 2013-01-01</text:p>
            </table:table-cell>
            <table:table-cell table:style-name="Table3.C2" office:value-type="string">
              <text:p text:style-name="Table_20_Contents"><text:span text:style-name="MT2">Page:</text:span> <text:page-number text:select-page="current">6</text:page-number> of <text:page-count>6</text:page-count></text:p>
            </table:table-cell>
          </table:table-row>
        </table:table>
        <text:p text:style-name="Header"/>
      </style:header>
      <style:footer>
        <text:p text:style-name="MP2">(C) 2013 by Dale R. Scott. This work is licensed under a Creative Commons Attribution 3.0 Unported License. http://creativecommons.org/licenses/by/3.0/</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le Scott</meta:initial-creator>
    <meta:creation-date>2010-02-05T11:34:48</meta:creation-date>
    <dc:date>2014-01-16T19:50:56.45</dc:date>
    <dc:creator>Dale Scott</dc:creator>
    <meta:editing-duration>PT4H7M8S</meta:editing-duration>
    <meta:editing-cycles>19</meta:editing-cycles>
    <meta:generator>OpenOffice/4.0.1$Win32 OpenOffice.org_project/401m5$Build-9714</meta:generator>
    <dc:description>(C) 2013 by Dale R. Scott. This work is licensed under a Creative Commons Attribution 3.0 Unported License. http://creativecommons.org/licenses/by/3.0/</dc:description>
    <meta:document-statistic meta:table-count="4" meta:image-count="1" meta:object-count="5" meta:page-count="6" meta:paragraph-count="59" meta:word-count="613" meta:character-count="352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color="#c0c0c0" draw:textarea-horizontal-align="center" draw:textarea-vertical-align="middle"/>
    </style:style>
    <style:style style:name="gr2" style:family="graphic" style:parent-style-name="objectwithoutfill">
      <style:graphic-properties svg:stroke-width="0.05cm" draw:marker-start-width="0.38cm" draw:marker-end-width="0.38cm" draw:fill="none" draw:textarea-horizontal-align="center" draw:textarea-vertical-align="middle" fo:padding-top="0.15cm" fo:padding-bottom="0.15cm" fo:padding-left="0.275cm" fo:padding-right="0.275cm"/>
    </style:style>
    <style:style style:name="gr3" style:family="graphic" style:parent-style-name="standard">
      <style:graphic-properties draw:marker-start="Arrow" draw:marker-start-width="0.3cm"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fo:min-height="0.5cm"/>
    </style:style>
    <style:style style:name="P1" style:family="paragraph">
      <style:paragraph-properties fo:text-align="center"/>
    </style:style>
    <style:style style:name="P2" style:family="paragraph">
      <style:text-properties fo:font-size="18pt"/>
    </style:style>
    <style:style style:name="T1" style:family="text">
      <style:text-properties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rect draw:style-name="gr1" draw:text-style-name="P1" draw:layer="layout" svg:width="0.5cm" svg:height="5.5cm" svg:x="2.41cm" svg:y="1.726cm">
          <text:p/>
        </draw:rect>
        <draw:path draw:style-name="gr2" draw:text-style-name="P1" draw:layer="layout" svg:width="8.148cm" svg:height="3.327cm" draw:transform="rotate (-2.8173104785699) translate (8.10298570459953cm 3.475545546007cm)" svg:viewBox="0 0 8149 3328" svg:d="m0-9578c301-40 601 23 887 102s502 390 802 354c332-40 544 158 820 220 287 65 615 3 869 153 261 153 544 397 819 303 326-112 616-300 947-325 398-29 512-549 971-398 284 94 652 115 887-149 226-253 484-478 696-743 173-216 384-499 270-803-128-342-421-659-767-704-329-43-679-67-964 207-219 211-268 508-420 752-214 345 121 625 359 762 253 146 529 252 869 153 346-100 612-286 821-534 212-252 166-640-22-929-174-267-472-391-761-395-308-3-647 48-879 291-210 220-415 561-253 836 154 262 383 540 727 579 306 35 635 216 928-22 245-199 419-482 462-794 47-342-128-723-441-846-285-112-616-394-929-145-236 189-491 392-578 727-92 353 105 693 416 837 267 124 535 236 835 254 351 20 594-264 713-543 123-288 76-662-182-870-230-185-491-333-777-429-335-113-612 162-829 391-221 234-330 657-18 803 277 130 441 435 768 454l276 93 326-57v0">
          <text:p/>
        </draw:path>
        <draw:connector draw:style-name="gr3" draw:text-style-name="P1" draw:layer="layout" svg:x1="2.91cm" svg:y1="0.932cm" svg:x2="7.355cm" svg:y2="0.932cm" svg:d="m2910 932h4445">
          <text:p/>
        </draw:connector>
        <draw:connector draw:style-name="gr3" draw:text-style-name="P1" draw:layer="layout" svg:x1="6.41cm" svg:y1="2cm" svg:x2="7.535cm" svg:y2="1.992cm" svg:d="m6410 2000h563v-8h562">
          <text:p/>
        </draw:connector>
        <draw:frame draw:style-name="gr4" draw:text-style-name="P2" draw:layer="layout" svg:width="2.5cm" svg:height="0.963cm" svg:x="3.915cm" svg:y="0cm">
          <draw:text-box>
            <text:p><text:span text:style-name="T1">80 mm</text:span></text:p>
          </draw:text-box>
        </draw:frame>
        <draw:frame draw:style-name="gr4" draw:text-style-name="P2" draw:layer="layout" svg:width="4cm" svg:height="0.963cm" svg:x="4.91cm" svg:y="2.5cm">
          <draw:text-box>
            <text:p><text:span text:style-name="T1">Strip 10 mm</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color="#c0c0c0" draw:textarea-horizontal-align="center" draw:textarea-vertical-align="middle"/>
    </style:style>
    <style:style style:name="gr2" style:family="graphic" style:parent-style-name="objectwithoutfill">
      <style:graphic-properties svg:stroke-width="0.05cm" draw:marker-start-width="0.38cm" draw:marker-end-width="0.38cm" draw:fill="none" draw:textarea-horizontal-align="center" draw:textarea-vertical-align="middle" fo:padding-top="0.15cm" fo:padding-bottom="0.15cm" fo:padding-left="0.275cm" fo:padding-right="0.275cm"/>
    </style:style>
    <style:style style:name="gr3" style:family="graphic" style:parent-style-name="standard">
      <style:graphic-properties draw:fill-color="#2300dc" draw:textarea-horizontal-align="center" draw:textarea-vertical-align="middle"/>
    </style:style>
    <style:style style:name="gr4" style:family="graphic" style:parent-style-name="standard">
      <style:graphic-properties draw:textarea-horizontal-align="justify" draw:textarea-vertical-align="middle" draw:auto-grow-height="false" fo:min-height="0cm" fo:min-width="0cm" fo:wrap-option="wrap"/>
    </style:style>
    <style:style style:name="P1" style:family="paragraph">
      <style:paragraph-properties fo:text-align="center"/>
    </style:style>
    <style:style style:name="P2" style:family="paragraph">
      <style:paragraph-properties fo:text-align="center"/>
      <style:text-properties fo:font-size="12pt" style:font-size-asian="18pt" style:font-size-complex="18pt"/>
    </style:style>
    <style:style style:name="T1" style:family="text">
      <style:text-properties fo:font-size="12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rect draw:style-name="gr1" draw:text-style-name="P1" draw:layer="layout" svg:width="0.5cm" svg:height="5.5cm" svg:x="2.41cm" svg:y="0.312cm">
          <text:p/>
        </draw:rect>
        <draw:path draw:style-name="gr2" draw:text-style-name="P1" draw:layer="layout" svg:width="8.148cm" svg:height="3.327cm" draw:transform="rotate (-2.8173104785699) translate (8.10298570459953cm 2.06154554600701cm)" svg:viewBox="0 0 8149 3328" svg:d="m0-6897c301-40 601 23 887 102s502 390 802 354c332-40 544 158 820 220 287 65 615 3 869 153 261 153 544 397 819 303 326-112 616-300 947-325 398-29 512-549 971-398 284 94 652 115 887-149 226-253 484-478 696-743 173-216 384-499 270-803-128-342-421-659-767-704-329-43-679-67-964 207-219 211-268 508-420 752-214 345 121 625 359 762 253 146 529 252 869 153 346-100 612-286 821-534 212-252 166-640-22-929-174-267-472-391-761-395-308-3-647 48-879 291-210 220-415 561-253 836 154 262 383 540 727 579 306 35 635 216 928-22 245-199 419-482 462-794 47-342-128-723-441-846-285-112-616-394-929-145-236 189-491 392-578 727-92 353 105 693 416 837 267 124 535 236 835 254 351 20 594-264 713-543 123-288 76-662-182-870-230-185-491-333-777-429-335-113-612 162-829 391-221 234-330 657-18 803 277 130 441 435 768 454l276 93 326-57v0">
          <text:p/>
        </draw:path>
        <draw:rect draw:style-name="gr3" draw:text-style-name="P1" draw:layer="layout" svg:width="0.5cm" svg:height="0.297cm" svg:x="2.41cm" svg:y="0.449cm">
          <text:p/>
        </draw:rect>
        <draw:custom-shape draw:style-name="gr4" draw:text-style-name="P2" draw:layer="layout" svg:width="2.313cm" svg:height="1.686cm" svg:x="3.483cm" svg:y="0.908cm">
          <text:p text:style-name="P1"><text:span text:style-name="T1">2 wraps of tape</text:span></text:p>
          <draw:enhanced-geometry svg:viewBox="0 0 21600 21600" draw:text-areas="800 800 20800 20800" draw:type="round-rectangular-callout" draw:modifiers="-4807.26015557476 -3111.32187314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color="#c0c0c0" draw:textarea-horizontal-align="center" draw:textarea-vertical-align="middle"/>
    </style:style>
    <style:style style:name="gr2" style:family="graphic" style:parent-style-name="standard">
      <style:graphic-properties draw:textarea-horizontal-align="justify" draw:textarea-vertical-align="middle" draw:auto-grow-height="false" fo:min-height="0cm" fo:min-width="0cm" fo:wrap-option="wrap"/>
    </style:style>
    <style:style style:name="gr3" style:family="graphic" style:parent-style-name="objectwithoutfill">
      <style:graphic-properties svg:stroke-width="0.05cm" draw:marker-start-width="0.38cm" draw:marker-end-width="0.38cm" draw:fill="none" draw:textarea-horizontal-align="center" draw:textarea-vertical-align="middle" fo:padding-top="0.15cm" fo:padding-bottom="0.15cm" fo:padding-left="0.275cm" fo:padding-right="0.275cm"/>
    </style:style>
    <style:style style:name="gr4" style:family="graphic" style:parent-style-name="standard">
      <style:graphic-properties draw:fill-color="#2300dc"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8pt" style:font-size-complex="18pt"/>
    </style:style>
    <style:style style:name="T1" style:family="text">
      <style:text-properties fo:font-size="12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rect draw:style-name="gr1" draw:text-style-name="P1" draw:layer="layout" svg:width="0.5cm" svg:height="5.611cm" svg:x="0.203cm" svg:y="0.353cm">
          <text:p/>
        </draw:rect>
        <draw:custom-shape draw:style-name="gr2" draw:text-style-name="P2" draw:layer="layout" svg:width="3.53cm" svg:height="2.152cm" svg:x="1.882cm" svg:y="0.569cm">
          <text:p text:style-name="P1"><text:span text:style-name="T1">416 wraps of wire (push turns together tight)</text:span></text:p>
          <draw:enhanced-geometry svg:viewBox="0 0 21600 21600" draw:text-areas="800 800 20800 20800" draw:type="round-rectangular-callout" draw:modifiers="-5095.66694987256 20085.09057129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th draw:style-name="gr3" draw:text-style-name="P1" draw:layer="layout" svg:width="4.562cm" svg:height="1.377cm" draw:transform="rotate (-2.78100763012843) translate (5.267cm -2.27373675443232E-016cm)" svg:viewBox="0 0 4563 1378" svg:d="m0-3717c85 10 171 5 256 8 82 3 165 14 245 36 78 21 163 25 234 64 78 41 170 39 241 90 68 50 136 102 200 157s146 86 219 123c71 36 135 82 212 104 90 25 184 9 271-12 86-20 171 17 234 65 67 52 136 95 208 135 72 41 153 55 229 78 81 25 167 21 250 22 85 1 173 2 254 32 76 27 159 38 230 78 74 41 146 89 202 149 60 63 140 94 203 149 62 54 146 71 223 92 94 27 183-26 272-35 106-11 182-83 268-133l83-50 29-12">
          <text:p/>
        </draw:path>
        <draw:path draw:style-name="gr3" draw:text-style-name="P1" draw:layer="layout" svg:width="0.324cm" svg:height="0.212cm" draw:transform="rotate (-2.35619449019309) translate (0.365499999999865cm 0.873499999999605cm)" svg:viewBox="0 0 325 213" svg:d="m0-1640c91-7 165 55 251 91 132 57 59-159-5-187l-16-16">
          <text:p/>
        </draw:path>
        <draw:path draw:style-name="gr3" draw:text-style-name="P1" draw:layer="layout" svg:width="0.826cm" svg:height="0.486cm" draw:transform="rotate (-0.117111592809984) translate (0.0651795426466822cm 0.938263265499935cm)" svg:viewBox="0 0 827 487" svg:d="m642 1855c79-34 265 70 147 151-68 47-162 11-242 20-80 10-164 7-239 37-78 31-156 44-235 73-113 40-88 209 30 186l77 6 16 7">
          <text:p/>
        </draw:path>
        <draw:path draw:style-name="gr3" draw:text-style-name="P1" draw:layer="layout" svg:width="0.812cm" svg:height="0.564cm" draw:transform="rotate (-0.106290551447621) translate (0.0732001319128378cm 1.39898499770969cm)" svg:viewBox="0 0 813 565" svg:d="m633 2775c88-39 230 72 161 157-53 66-154 63-235 79-82 16-163 5-241 25-85 23-170-8-253 51-92 64-92 224 34 238h76l16 7">
          <text:p/>
        </draw:path>
        <draw:path draw:style-name="gr3" draw:text-style-name="P1" draw:layer="layout" svg:width="0.826cm" svg:height="0.485cm" draw:transform="rotate (-0.117111592809984) translate (0.0651795426466822cm 1.93626326549994cm)" svg:viewBox="0 0 827 486" svg:d="m642 3838c79-35 265 69 147 150-68 47-162 11-242 21-80 9-164 6-239 36-78 31-156 45-235 73-113 41-88 210 30 187l77 6 16 6">
          <text:p/>
        </draw:path>
        <draw:path draw:style-name="gr3" draw:text-style-name="P1" draw:layer="layout" svg:width="0.812cm" svg:height="0.564cm" draw:transform="rotate (-0.106290551447621) translate (0.0732001319128379cm 2.39698499770969cm)" svg:viewBox="0 0 813 565" svg:d="m633 4759c88-38 230 72 161 158-53 66-154 63-235 78-82 16-163 6-241 26-85 22-170-8-253 50-92 64-92 224 34 239h76l16 6">
          <text:p/>
        </draw:path>
        <draw:rect draw:style-name="gr4" draw:text-style-name="P1" draw:layer="layout" svg:width="0.5cm" svg:height="0.319cm" svg:x="0.203cm" svg:y="0.49cm">
          <text:p/>
        </draw:rect>
        <draw:path draw:style-name="gr3" draw:text-style-name="P1" draw:layer="layout" svg:width="0.826cm" svg:height="0.485cm" draw:transform="rotate (-0.117111592809984) translate (0.0651795426466821cm 2.94926326549994cm)" svg:viewBox="0 0 827 486" svg:d="m642 5850c79-35 265 69 147 151-68 46-162 11-242 20s-164 6-239 36c-78 31-156 45-235 73-113 41-88 210 30 187l77 6 16 6">
          <text:p/>
        </draw:path>
        <draw:path draw:style-name="gr3" draw:text-style-name="P1" draw:layer="layout" svg:width="0.812cm" svg:height="0.564cm" draw:transform="rotate (-0.106290551447621) translate (0.0732001319128379cm 3.40998499770969cm)" svg:viewBox="0 0 813 565" svg:d="m633 6774c88-39 230 72 161 158-53 66-154 62-235 78-82 16-163 5-241 26-85 22-170-8-253 50-92 64-92 224 34 239h76l16 6">
          <text:p/>
        </draw:path>
        <draw:path draw:style-name="gr3" draw:text-style-name="P1" draw:layer="layout" svg:width="0.826cm" svg:height="0.485cm" draw:transform="rotate (-0.117111592809984) translate (0.0651795426466822cm 3.94726326549994cm)" svg:viewBox="0 0 827 486" svg:d="m642 7832c79-34 265 70 147 151-68 47-162 11-242 20-80 10-164 6-239 36-78 31-156 45-235 73-113 41-88 210 30 187l77 6 16 6">
          <text:p/>
        </draw:path>
        <draw:path draw:style-name="gr3" draw:text-style-name="P1" draw:layer="layout" svg:width="0.812cm" svg:height="0.564cm" draw:transform="rotate (-0.106290551447621) translate (0.073200131912838cm 4.30798499770969cm)" svg:viewBox="0 0 813 565" svg:d="m633 8560c88-39 230 72 161 158-53 66-154 62-235 78-82 16-163 5-241 26-85 22-170-8-253 50-92 64-92 224 34 239l76-1 16 7">
          <text:p/>
        </draw:path>
        <draw:path draw:style-name="gr3" draw:text-style-name="P1" draw:layer="layout" svg:width="0.812cm" svg:height="0.564cm" draw:transform="rotate (-0.106290551447621) translate (0.0732001319128379cm 4.82998499770969cm)" svg:viewBox="0 0 813 565" svg:d="m633 9598c88-39 230 72 161 158-53 66-154 62-235 78-82 16-163 5-241 26-85 22-170-8-253 50-92 64-92 224 34 239h76l16 6">
          <text:p/>
        </draw:path>
        <draw:path draw:style-name="gr3" draw:text-style-name="P1" draw:layer="layout" svg:width="4.401cm" svg:height="1.254cm" svg:x="0.299cm" svg:y="5.431cm" svg:viewBox="0 0 4402 1255" svg:d="m403 3c75-14 227 14 196 113-33 105-161 35-242 60-92 29-172 102-204 197-27 80-57 160-75 242-19 84-90 149-76 242 13 90 76 166 159 211 80 44 159 78 242 114 74 32 162 27 242 45 83 19 166-4 249-7 81-3 160-29 242-31 81-2 162-23 242-37s161-24 242-38c83-14 165-42 249-46 78-3 157-17 235-22 85-5 171-21 257-8 89 14 164 62 249 91 79 27 158 67 242 83 80 16 160 28 242 38 86 11 176 2 264-8 78-8 156-28 235-45 85-18 172-28 257-53 80-23 160-44 242-53 83-9 161 18 242 30l68 15">
          <text:p/>
        </draw:path>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color="#c0c0c0" draw:textarea-horizontal-align="center" draw:textarea-vertical-align="middle"/>
    </style:style>
    <style:style style:name="gr2" style:family="graphic" style:parent-style-name="standard">
      <style:graphic-properties draw:textarea-horizontal-align="justify" draw:textarea-vertical-align="middle" draw:auto-grow-height="false" fo:min-height="0cm" fo:min-width="0cm" fo:wrap-option="wrap"/>
    </style:style>
    <style:style style:name="gr3" style:family="graphic" style:parent-style-name="objectwithoutfill">
      <style:graphic-properties svg:stroke-width="0.05cm" draw:marker-start-width="0.38cm" draw:marker-end-width="0.38cm" draw:fill="none" draw:textarea-horizontal-align="center" draw:textarea-vertical-align="middle" fo:padding-top="0.15cm" fo:padding-bottom="0.15cm" fo:padding-left="0.275cm" fo:padding-right="0.275cm"/>
    </style:style>
    <style:style style:name="gr4" style:family="graphic" style:parent-style-name="standard">
      <style:graphic-properties draw:fill-color="#2300dc" draw:textarea-horizontal-align="center" draw:textarea-vertical-align="middle"/>
    </style:style>
    <style:style style:name="gr5" style:family="graphic" style:parent-style-name="standard">
      <style:graphic-properties draw:marker-start="Arrow" draw:marker-start-width="0.3cm"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fo:min-height="0.5cm"/>
    </style:style>
    <style:style style:name="P1" style:family="paragraph">
      <style:paragraph-properties fo:text-align="center"/>
    </style:style>
    <style:style style:name="P2" style:family="paragraph">
      <style:paragraph-properties fo:text-align="center"/>
      <style:text-properties fo:font-size="12pt" style:font-size-asian="18pt" style:font-size-complex="18pt"/>
    </style:style>
    <style:style style:name="P3" style:family="paragraph">
      <style:text-properties fo:font-size="18pt"/>
    </style:style>
    <style:style style:name="T1" style:family="text">
      <style:text-properties fo:font-size="12pt" style:font-size-asian="18pt" style:font-size-complex="18pt"/>
    </style:style>
    <style:style style:name="T2" style:family="text">
      <style:text-properties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rect draw:style-name="gr1" draw:text-style-name="P1" draw:layer="layout" svg:width="0.5cm" svg:height="5.561cm" svg:x="0.203cm" svg:y="0.403cm">
          <text:p/>
        </draw:rect>
        <draw:custom-shape draw:style-name="gr2" draw:text-style-name="P2" draw:layer="layout" svg:width="3.53cm" svg:height="2.152cm" svg:x="1.718cm" svg:y="2.37cm">
          <text:p text:style-name="P1"><text:span text:style-name="T1">2 wraps of tape</text:span></text:p>
          <draw:enhanced-geometry svg:viewBox="0 0 21600 21600" draw:text-areas="800 800 20800 20800" draw:type="round-rectangular-callout" draw:modifiers="-5786.91588785047 33488.52763585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th draw:style-name="gr3" draw:text-style-name="P1" draw:layer="layout" svg:width="4.562cm" svg:height="1.377cm" draw:transform="rotate (-2.78100763012843) translate (5.267cm -2.27373675443232E-016cm)" svg:viewBox="0 0 4563 1378" svg:d="m0-3717c85 10 171 5 256 8 82 3 165 14 245 36 78 21 163 25 234 64 78 41 170 39 241 90 68 50 136 102 200 157s146 86 219 123c71 36 135 82 212 104 90 25 184 9 271-12 86-20 171 17 234 65 67 52 136 95 208 135 72 41 153 55 229 78 81 25 167 21 250 22 85 1 173 2 254 32 76 27 159 38 230 78 74 41 146 89 202 149 60 63 140 94 203 149 62 54 146 71 223 92 94 27 183-26 272-35 106-11 182-83 268-133l83-50 29-12">
          <text:p/>
        </draw:path>
        <draw:path draw:style-name="gr3" draw:text-style-name="P1" draw:layer="layout" svg:width="0.324cm" svg:height="0.212cm" draw:transform="rotate (-2.35619449019309) translate (0.365499999999865cm 0.873499999999605cm)" svg:viewBox="0 0 325 213" svg:d="m0-1640c91-7 165 55 251 91 132 57 59-159-5-187l-16-16">
          <text:p/>
        </draw:path>
        <draw:path draw:style-name="gr3" draw:text-style-name="P1" draw:layer="layout" svg:width="0.826cm" svg:height="0.486cm" draw:transform="rotate (-0.117111592809984) translate (0.0651795426466822cm 0.938263265499935cm)" svg:viewBox="0 0 827 487" svg:d="m642 1855c79-34 265 70 147 151-68 47-162 11-242 20-80 10-164 7-239 37-78 31-156 44-235 73-113 40-88 209 30 186l77 6 16 7">
          <text:p/>
        </draw:path>
        <draw:path draw:style-name="gr3" draw:text-style-name="P1" draw:layer="layout" svg:width="0.812cm" svg:height="0.564cm" draw:transform="rotate (-0.106290551447621) translate (0.0732001319128378cm 1.39898499770969cm)" svg:viewBox="0 0 813 565" svg:d="m633 2775c88-39 230 72 161 157-53 66-154 63-235 79-82 16-163 5-241 25-85 23-170-8-253 51-92 64-92 224 34 238h76l16 7">
          <text:p/>
        </draw:path>
        <draw:path draw:style-name="gr3" draw:text-style-name="P1" draw:layer="layout" svg:width="0.826cm" svg:height="0.485cm" draw:transform="rotate (-0.117111592809984) translate (0.0651795426466822cm 1.93626326549994cm)" svg:viewBox="0 0 827 486" svg:d="m642 3838c79-35 265 69 147 150-68 47-162 11-242 21-80 9-164 6-239 36-78 31-156 45-235 73-113 41-88 210 30 187l77 6 16 6">
          <text:p/>
        </draw:path>
        <draw:path draw:style-name="gr3" draw:text-style-name="P1" draw:layer="layout" svg:width="0.812cm" svg:height="0.564cm" draw:transform="rotate (-0.106290551447621) translate (0.0732001319128379cm 2.39698499770969cm)" svg:viewBox="0 0 813 565" svg:d="m633 4759c88-38 230 72 161 158-53 66-154 63-235 78-82 16-163 6-241 26-85 22-170-8-253 50-92 64-92 224 34 239h76l16 6">
          <text:p/>
        </draw:path>
        <draw:rect draw:style-name="gr4" draw:text-style-name="P1" draw:layer="layout" svg:width="0.5cm" svg:height="0.319cm" svg:x="0.203cm" svg:y="0.49cm">
          <text:p/>
        </draw:rect>
        <draw:path draw:style-name="gr3" draw:text-style-name="P1" draw:layer="layout" svg:width="0.826cm" svg:height="0.485cm" draw:transform="rotate (-0.117111592809984) translate (0.0651795426466821cm 2.94926326549994cm)" svg:viewBox="0 0 827 486" svg:d="m642 5850c79-35 265 69 147 151-68 46-162 11-242 20s-164 6-239 36c-78 31-156 45-235 73-113 41-88 210 30 187l77 6 16 6">
          <text:p/>
        </draw:path>
        <draw:path draw:style-name="gr3" draw:text-style-name="P1" draw:layer="layout" svg:width="0.812cm" svg:height="0.564cm" draw:transform="rotate (-0.106290551447621) translate (0.0732001319128379cm 3.40998499770969cm)" svg:viewBox="0 0 813 565" svg:d="m633 6774c88-39 230 72 161 158-53 66-154 62-235 78-82 16-163 5-241 26-85 22-170-8-253 50-92 64-92 224 34 239h76l16 6">
          <text:p/>
        </draw:path>
        <draw:path draw:style-name="gr3" draw:text-style-name="P1" draw:layer="layout" svg:width="0.826cm" svg:height="0.485cm" draw:transform="rotate (-0.117111592809984) translate (0.0651795426466822cm 3.94726326549994cm)" svg:viewBox="0 0 827 486" svg:d="m642 7832c79-34 265 70 147 151-68 47-162 11-242 20-80 10-164 6-239 36-78 31-156 45-235 73-113 41-88 210 30 187l77 6 16 6">
          <text:p/>
        </draw:path>
        <draw:path draw:style-name="gr3" draw:text-style-name="P1" draw:layer="layout" svg:width="0.812cm" svg:height="0.564cm" draw:transform="rotate (-0.106290551447621) translate (0.073200131912838cm 4.30798499770969cm)" svg:viewBox="0 0 813 565" svg:d="m633 8560c88-39 230 72 161 158-53 66-154 62-235 78-82 16-163 5-241 26-85 22-170-8-253 50-92 64-92 224 34 239l76-1 16 7">
          <text:p/>
        </draw:path>
        <draw:path draw:style-name="gr3" draw:text-style-name="P1" draw:layer="layout" svg:width="0.812cm" svg:height="0.564cm" draw:transform="rotate (-0.106290551447621) translate (0.0732001319128379cm 4.82998499770969cm)" svg:viewBox="0 0 813 565" svg:d="m633 9598c88-39 230 72 161 158-53 66-154 62-235 78-82 16-163 5-241 26-85 22-170-8-253 50-92 64-92 224 34 239h76l16 6">
          <text:p/>
        </draw:path>
        <draw:path draw:style-name="gr3" draw:text-style-name="P1" draw:layer="layout" svg:width="4.401cm" svg:height="1.254cm" svg:x="0.299cm" svg:y="5.331cm" svg:viewBox="0 0 4402 1255" svg:d="m403 3c75-14 227 14 196 113-33 105-161 35-242 60-92 29-172 102-204 197-27 80-57 160-75 242-19 84-90 149-76 242 13 90 76 166 159 211 80 44 159 78 242 114 74 32 162 27 242 45 83 19 166-4 249-7 81-3 160-29 242-31 81-2 162-23 242-37s161-24 242-38c83-14 165-42 249-46 78-3 157-17 235-22 85-5 171-21 257-8 89 14 164 62 249 91 79 27 158 67 242 83 80 16 160 28 242 38 86 11 176 2 264-8 78-8 156-28 235-45 85-18 172-28 257-53 80-23 160-44 242-53 83-9 161 18 242 30l68 15">
          <text:p/>
        </draw:path>
        <draw:rect draw:style-name="gr4" draw:text-style-name="P1" draw:layer="layout" svg:width="0.5cm" svg:height="0.319cm" svg:x="0.204cm" svg:y="5.568cm">
          <text:p/>
        </draw:rect>
        <draw:connector draw:style-name="gr5" draw:text-style-name="P1" draw:layer="layout" svg:x1="0.508cm" svg:y1="6.968cm" svg:x2="4.732cm" svg:y2="6.969cm" svg:d="m508 6968h2112v1h2112">
          <text:p/>
        </draw:connector>
        <draw:connector draw:style-name="gr5" draw:text-style-name="P1" draw:layer="layout" svg:x1="3.585cm" svg:y1="6.134cm" svg:x2="4.71cm" svg:y2="6.126cm" svg:d="m3585 6134h563v-8h562">
          <text:p/>
        </draw:connector>
        <draw:frame draw:style-name="gr6" draw:text-style-name="P3" draw:layer="layout" svg:width="2.5cm" svg:height="0.963cm" svg:x="1.242cm" svg:y="7.07cm">
          <draw:text-box>
            <text:p><text:span text:style-name="T2">80 mm</text:span></text:p>
          </draw:text-box>
        </draw:frame>
        <draw:frame draw:style-name="gr6" draw:text-style-name="P3" draw:layer="layout" svg:width="4cm" svg:height="0.963cm" svg:x="2.312cm" svg:y="5.123cm">
          <draw:text-box>
            <text:p><text:span text:style-name="T2">Strip 10 mm</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color="#c0c0c0" draw:textarea-horizontal-align="center" draw:textarea-vertical-align="middle"/>
    </style:style>
    <style:style style:name="gr2" style:family="graphic" style:parent-style-name="standard">
      <style:graphic-properties draw:textarea-horizontal-align="justify" draw:textarea-vertical-align="middle" draw:auto-grow-height="false" fo:min-height="0cm" fo:min-width="0cm" fo:wrap-option="wrap"/>
    </style:style>
    <style:style style:name="gr3" style:family="graphic" style:parent-style-name="objectwithoutfill">
      <style:graphic-properties svg:stroke-width="0.05cm" draw:marker-start-width="0.38cm" draw:marker-end-width="0.38cm" draw:fill="none" draw:textarea-horizontal-align="center" draw:textarea-vertical-align="middle" fo:padding-top="0.15cm" fo:padding-bottom="0.15cm" fo:padding-left="0.275cm" fo:padding-right="0.275cm"/>
    </style:style>
    <style:style style:name="gr4" style:family="graphic" style:parent-style-name="standard">
      <style:graphic-properties draw:fill-color="#2300dc"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8pt" style:font-size-complex="18pt"/>
    </style:style>
    <style:style style:name="T1" style:family="text">
      <style:text-properties fo:font-size="12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rect draw:style-name="gr1" draw:text-style-name="P1" draw:layer="layout" svg:width="0.5cm" svg:height="5.561cm" svg:x="0.203cm" svg:y="0.403cm">
          <text:p/>
        </draw:rect>
        <draw:custom-shape draw:style-name="gr2" draw:text-style-name="P2" draw:layer="layout" svg:width="3.53cm" svg:height="2.152cm" svg:x="2.205cm" svg:y="3.01cm">
          <text:p text:style-name="P1"><text:span text:style-name="T1">Apply yellow paint to end of ferrite</text:span></text:p>
          <draw:enhanced-geometry svg:viewBox="0 0 21600 21600" draw:text-areas="800 800 20800 20800" draw:type="round-rectangular-callout" draw:modifiers="-9885.47153780799 30167.76590803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th draw:style-name="gr3" draw:text-style-name="P1" draw:layer="layout" svg:width="4.562cm" svg:height="1.377cm" draw:transform="rotate (-2.78100763012843) translate (5.267cm -2.27373675443232E-016cm)" svg:viewBox="0 0 4563 1378" svg:d="m0-3717c85 10 171 5 256 8 82 3 165 14 245 36 78 21 163 25 234 64 78 41 170 39 241 90 68 50 136 102 200 157s146 86 219 123c71 36 135 82 212 104 90 25 184 9 271-12 86-20 171 17 234 65 67 52 136 95 208 135 72 41 153 55 229 78 81 25 167 21 250 22 85 1 173 2 254 32 76 27 159 38 230 78 74 41 146 89 202 149 60 63 140 94 203 149 62 54 146 71 223 92 94 27 183-26 272-35 106-11 182-83 268-133l83-50 29-12">
          <text:p/>
        </draw:path>
        <draw:path draw:style-name="gr3" draw:text-style-name="P1" draw:layer="layout" svg:width="0.324cm" svg:height="0.212cm" draw:transform="rotate (-2.35619449019309) translate (0.365499999999865cm 0.873499999999605cm)" svg:viewBox="0 0 325 213" svg:d="m0-1640c91-7 165 55 251 91 132 57 59-159-5-187l-16-16">
          <text:p/>
        </draw:path>
        <draw:path draw:style-name="gr3" draw:text-style-name="P1" draw:layer="layout" svg:width="0.826cm" svg:height="0.486cm" draw:transform="rotate (-0.117111592809984) translate (0.0651795426466822cm 0.938263265499935cm)" svg:viewBox="0 0 827 487" svg:d="m642 1855c79-34 265 70 147 151-68 47-162 11-242 20-80 10-164 7-239 37-78 31-156 44-235 73-113 40-88 209 30 186l77 6 16 7">
          <text:p/>
        </draw:path>
        <draw:path draw:style-name="gr3" draw:text-style-name="P1" draw:layer="layout" svg:width="0.812cm" svg:height="0.564cm" draw:transform="rotate (-0.106290551447621) translate (0.0732001319128378cm 1.39898499770969cm)" svg:viewBox="0 0 813 565" svg:d="m633 2775c88-39 230 72 161 157-53 66-154 63-235 79-82 16-163 5-241 25-85 23-170-8-253 51-92 64-92 224 34 238h76l16 7">
          <text:p/>
        </draw:path>
        <draw:path draw:style-name="gr3" draw:text-style-name="P1" draw:layer="layout" svg:width="0.826cm" svg:height="0.485cm" draw:transform="rotate (-0.117111592809984) translate (0.0651795426466822cm 1.93626326549994cm)" svg:viewBox="0 0 827 486" svg:d="m642 3838c79-35 265 69 147 150-68 47-162 11-242 21-80 9-164 6-239 36-78 31-156 45-235 73-113 41-88 210 30 187l77 6 16 6">
          <text:p/>
        </draw:path>
        <draw:path draw:style-name="gr3" draw:text-style-name="P1" draw:layer="layout" svg:width="0.812cm" svg:height="0.564cm" draw:transform="rotate (-0.106290551447621) translate (0.0732001319128379cm 2.39698499770969cm)" svg:viewBox="0 0 813 565" svg:d="m633 4759c88-38 230 72 161 158-53 66-154 63-235 78-82 16-163 6-241 26-85 22-170-8-253 50-92 64-92 224 34 239h76l16 6">
          <text:p/>
        </draw:path>
        <draw:rect draw:style-name="gr4" draw:text-style-name="P1" draw:layer="layout" svg:width="0.5cm" svg:height="0.319cm" svg:x="0.203cm" svg:y="0.49cm">
          <text:p/>
        </draw:rect>
        <draw:path draw:style-name="gr3" draw:text-style-name="P1" draw:layer="layout" svg:width="0.826cm" svg:height="0.485cm" draw:transform="rotate (-0.117111592809984) translate (0.0651795426466821cm 2.94926326549994cm)" svg:viewBox="0 0 827 486" svg:d="m642 5850c79-35 265 69 147 151-68 46-162 11-242 20s-164 6-239 36c-78 31-156 45-235 73-113 41-88 210 30 187l77 6 16 6">
          <text:p/>
        </draw:path>
        <draw:path draw:style-name="gr3" draw:text-style-name="P1" draw:layer="layout" svg:width="0.812cm" svg:height="0.564cm" draw:transform="rotate (-0.106290551447621) translate (0.0732001319128379cm 3.40998499770969cm)" svg:viewBox="0 0 813 565" svg:d="m633 6774c88-39 230 72 161 158-53 66-154 62-235 78-82 16-163 5-241 26-85 22-170-8-253 50-92 64-92 224 34 239h76l16 6">
          <text:p/>
        </draw:path>
        <draw:path draw:style-name="gr3" draw:text-style-name="P1" draw:layer="layout" svg:width="0.826cm" svg:height="0.485cm" draw:transform="rotate (-0.117111592809984) translate (0.0651795426466822cm 3.94726326549994cm)" svg:viewBox="0 0 827 486" svg:d="m642 7832c79-34 265 70 147 151-68 47-162 11-242 20-80 10-164 6-239 36-78 31-156 45-235 73-113 41-88 210 30 187l77 6 16 6">
          <text:p/>
        </draw:path>
        <draw:path draw:style-name="gr3" draw:text-style-name="P1" draw:layer="layout" svg:width="0.812cm" svg:height="0.564cm" draw:transform="rotate (-0.106290551447621) translate (0.073200131912838cm 4.30798499770969cm)" svg:viewBox="0 0 813 565" svg:d="m633 8560c88-39 230 72 161 158-53 66-154 62-235 78-82 16-163 5-241 26-85 22-170-8-253 50-92 64-92 224 34 239l76-1 16 7">
          <text:p/>
        </draw:path>
        <draw:path draw:style-name="gr3" draw:text-style-name="P1" draw:layer="layout" svg:width="0.812cm" svg:height="0.564cm" draw:transform="rotate (-0.106290551447621) translate (0.0732001319128379cm 4.82998499770969cm)" svg:viewBox="0 0 813 565" svg:d="m633 9598c88-39 230 72 161 158-53 66-154 62-235 78-82 16-163 5-241 26-85 22-170-8-253 50-92 64-92 224 34 239h76l16 6">
          <text:p/>
        </draw:path>
        <draw:path draw:style-name="gr3" draw:text-style-name="P1" draw:layer="layout" svg:width="4.401cm" svg:height="1.254cm" svg:x="0.299cm" svg:y="5.331cm" svg:viewBox="0 0 4402 1255" svg:d="m403 3c75-14 227 14 196 113-33 105-161 35-242 60-92 29-172 102-204 197-27 80-57 160-75 242-19 84-90 149-76 242 13 90 76 166 159 211 80 44 159 78 242 114 74 32 162 27 242 45 83 19 166-4 249-7 81-3 160-29 242-31 81-2 162-23 242-37s161-24 242-38c83-14 165-42 249-46 78-3 157-17 235-22 85-5 171-21 257-8 89 14 164 62 249 91 79 27 158 67 242 83 80 16 160 28 242 38 86 11 176 2 264-8 78-8 156-28 235-45 85-18 172-28 257-53 80-23 160-44 242-53 83-9 161 18 242 30l68 15">
          <text:p/>
        </draw:path>
        <draw:rect draw:style-name="gr4" draw:text-style-name="P1" draw:layer="layout" svg:width="0.5cm" svg:height="0.319cm" svg:x="0.204cm" svg:y="5.568cm">
          <text:p/>
        </draw:rect>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